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 pregunta por la técnica en Venezuela</text:p>
      <text:p text:style-name="Standard"/>
      <text:p text:style-name="Standard">General David Sarnoff: “Somos demasiado propensos a convertir los instrumentos tecnológicos en chivos expiatorios de los pecados de quienes los esgriman. Los productos de la ciencia moderna no son en sí buenos o malos; es la manera en que se emplean lo que determina su valor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merta </meta:initial-creator>
    <meta:creation-date>2013-03-29T18:15:05</meta:creation-date>
    <dc:date>2013-03-29T18:18:44</dc:date>
    <dc:creator>omerta </dc:creator>
    <meta:editing-duration>P0D</meta:editing-duration>
    <meta:editing-cycles>1</meta:editing-cycles>
    <meta:document-statistic meta:table-count="0" meta:image-count="0" meta:object-count="0" meta:page-count="1" meta:paragraph-count="2" meta:word-count="53" meta:character-count="315" meta:non-whitespace-character-count="264"/>
    <meta:generator>LibreOffice/3.5$Linux_x86 LibreOffice_project/350m1$Build-2</meta:generator>
  </office:meta>
</office:document-meta>
</file>